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ffff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fill-color="#99ffff" draw:textarea-horizontal-align="justify" draw:textarea-vertical-align="middle" draw:auto-grow-height="false" fo:min-height="0.75cm" fo:min-width="1.9cm"/>
    </style:style>
    <style:style style:name="gr3" style:family="graphic" style:parent-style-name="standard">
      <style:graphic-properties draw:fill-color="#99ffff" draw:textarea-horizontal-align="justify" draw:textarea-vertical-align="middle" draw:auto-grow-height="false" fo:min-height="0.95cm" fo:min-width="1.9cm"/>
    </style:style>
    <style:style style:name="gr4" style:family="graphic" style:parent-style-name="standard">
      <style:graphic-properties draw:fill-color="#99ffff" draw:textarea-horizontal-align="justify" draw:textarea-vertical-align="middle" draw:auto-grow-height="false" fo:min-height="0.75cm" fo:min-width="2.1cm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0.75cm" fo:min-width="2.3cm"/>
    </style:style>
    <style:style style:name="gr6" style:family="graphic" style:parent-style-name="objectwithoutfill">
      <style:graphic-properties svg:stroke-color="#ff3333" draw:marker-end="Arrow" draw:marker-end-width="0.3cm" draw:fill="none" draw:fill-color="#99ffff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ffff"/>
      <style:paragraph-properties fo:text-align="center"/>
    </style:style>
    <style:style style:name="P3" style:family="paragraph">
      <loext:graphic-properties draw:fill="none" draw:fill-color="#99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loext:graphic-properties draw:fill="none" draw:fill-color="#99ffff"/>
      <style:paragraph-properties fo:text-align="center"/>
      <style:text-properties fo:font-size="12pt" style:text-underline-style="none" style:font-size-asian="12pt" style:font-size-complex="12pt"/>
    </style:style>
    <style:style style:name="P6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loext:graphic-properties draw:fill="none" draw:fill-color="#99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xml:id="id1" draw:id="id1" draw:layer="layout" svg:width="2cm" svg:height="1cm" svg:x="4.2cm" svg:y="4.4cm">
          <text:p text:style-name="P1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4cm" svg:height="1cm" svg:x="23.4cm" svg:y="5.4cm">
          <text:p text:style-name="P1">patrol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4cm" svg:height="1cm" svg:x="12.2cm" svg:y="7.4cm">
          <text:p text:style-name="P1">chase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4cm" svg:height="1.2cm" svg:x="23.6cm" svg:y="12.2cm">
          <text:p text:style-name="P1">combat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2.6cm" svg:height="1cm" svg:x="3.8cm" svg:y="13.2cm">
          <text:p text:style-name="P1">wander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8cm" svg:height="1cm" svg:x="11.8cm" svg:y="12.2cm">
          <text:p text:style-name="P1">deci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5.2cm" svg:y1="5.4cm" svg:x2="11.8cm" svg:y2="12.7cm" draw:start-shape="id1" draw:start-glue-point="2" draw:end-shape="id2" draw:end-glue-point="3" svg:d="M5200 5400l6600 7300" svg:viewBox="0 0 6601 7301">
          <text:p text:style-name="P1"><text:span text:style-name="T1">timeout</text:span></text:p>
        </draw:connector>
        <draw:connector draw:style-name="gr6" draw:text-style-name="P3" draw:layer="layout" draw:type="line" svg:x1="14.6cm" svg:y1="12.7cm" svg:x2="24.6cm" svg:y2="6.4cm" draw:start-shape="id2" draw:start-glue-point="1" draw:end-shape="id3" draw:end-glue-point="2" svg:d="M14600 12700l10000-6300" svg:viewBox="0 0 10001 6301">
          <text:p text:style-name="P1"><text:span text:style-name="T1">Has patrol</text:span></text:p>
          <text:p text:style-name="P1"><text:span text:style-name="T1">points</text:span></text:p>
        </draw:connector>
        <draw:connector draw:style-name="gr6" draw:text-style-name="P3" draw:layer="layout" draw:type="line" svg:x1="23.4cm" svg:y1="5.9cm" svg:x2="6.2cm" svg:y2="4.9cm" draw:start-shape="id3" draw:start-glue-point="3" draw:end-shape="id1" draw:end-glue-point="1" svg:d="M23400 5900l-17200-1000" svg:viewBox="0 0 17201 1001">
          <text:p text:style-name="P1"><text:span text:style-name="T1">Timeout</text:span></text:p>
        </draw:connector>
        <draw:connector draw:style-name="gr6" draw:text-style-name="P3" draw:layer="layout" draw:type="line" svg:x1="24.6cm" svg:y1="6.4cm" svg:x2="14.6cm" svg:y2="7.9cm" draw:start-shape="id3" draw:start-glue-point="2" draw:end-shape="id4" draw:end-glue-point="1" svg:d="M24600 6400l-10000 1500" svg:viewBox="0 0 10001 1501">
          <text:p text:style-name="P1"><text:span text:style-name="T1">Enemy</text:span></text:p>
          <text:p text:style-name="P1"><text:span text:style-name="T1">spoted</text:span></text:p>
        </draw:connector>
        <draw:connector draw:style-name="gr6" draw:text-style-name="P3" draw:layer="layout" draw:type="line" svg:x1="6.2cm" svg:y1="4.9cm" svg:x2="12.2cm" svg:y2="7.9cm" draw:start-shape="id1" draw:end-shape="id4" draw:end-glue-point="3" svg:d="M6200 4900l6000 3000" svg:viewBox="0 0 6001 3001">
          <text:p text:style-name="P1"><text:span text:style-name="T1">Enemy</text:span></text:p>
          <text:p text:style-name="P1"><text:span text:style-name="T1">spoted</text:span></text:p>
        </draw:connector>
        <draw:connector draw:style-name="gr6" draw:text-style-name="P3" draw:layer="layout" draw:type="line" svg:x1="13.2cm" svg:y1="13.2cm" svg:x2="6.4cm" svg:y2="13.7cm" draw:start-shape="id2" draw:start-glue-point="2" draw:end-shape="id5" draw:end-glue-point="1" svg:d="M13200 13200l-6800 500" svg:viewBox="0 0 6801 501">
          <text:p text:style-name="P1"><text:span text:style-name="T1">Nothing</text:span></text:p>
          <text:p text:style-name="P1"><text:span text:style-name="T1">to do</text:span></text:p>
        </draw:connector>
        <draw:connector draw:style-name="gr6" draw:text-style-name="P5" draw:layer="layout" draw:type="line" svg:x1="5.1cm" svg:y1="13.2cm" svg:x2="5.2cm" svg:y2="5.4cm" draw:start-shape="id5" draw:start-glue-point="0" draw:end-shape="id1" draw:end-glue-point="2" svg:d="M5100 13200l100-7800" svg:viewBox="0 0 101 7801">
          <text:p text:style-name="P4"><text:span text:style-name="T1">timeout</text:span></text:p>
        </draw:connector>
        <draw:connector draw:style-name="gr6" draw:text-style-name="P3" draw:layer="layout" draw:type="curve" draw:line-skew="-0.718cm" svg:x1="11.8cm" svg:y1="12.7cm" svg:x2="12.2cm" svg:y2="7.9cm" draw:start-shape="id2" draw:start-glue-point="3" draw:end-shape="id4" draw:end-glue-point="3" svg:d="M11800 12700c-1828 0-2028-4800 400-4800" svg:viewBox="0 0 1798 4801">
          <text:p text:style-name="P1"><text:span text:style-name="T1">Enemy</text:span></text:p>
          <text:p text:style-name="P1"><text:span text:style-name="T1">Spoted</text:span></text:p>
          <text:p text:style-name="P1"><text:span text:style-name="T1">far</text:span></text:p>
        </draw:connector>
        <draw:connector draw:style-name="gr6" draw:text-style-name="P3" draw:layer="layout" draw:type="curve" svg:x1="14.6cm" svg:y1="7.9cm" svg:x2="14.6cm" svg:y2="12.7cm" draw:start-shape="id4" draw:start-glue-point="1" draw:end-shape="id2" draw:end-glue-point="1" svg:d="M14600 7900c751 0 751 4800 0 4800" svg:viewBox="0 0 564 4801">
          <text:p text:style-name="P1"><text:span text:style-name="T1">Enemy lost</text:span></text:p>
          <text:p text:style-name="P1"><text:span text:style-name="T1">Or</text:span></text:p>
          <text:p text:style-name="P1"><text:span text:style-name="T1">Enemy far from origin point</text:span></text:p>
          <text:p text:style-name="P1"><text:span text:style-name="T1">Or</text:span></text:p>
          <text:p text:style-name="P1"><text:span text:style-name="T1">Timeout</text:span></text:p>
        </draw:connector>
        <draw:connector draw:style-name="gr6" draw:text-style-name="P7" draw:layer="layout" svg:x1="18.935cm" svg:y1="12.783cm" svg:x2="23.6cm" svg:y2="12.8cm" draw:end-shape="id6" svg:d="M18935 12783h2082v17h2583" svg:viewBox="0 0 4666 18">
          <text:p text:style-name="P6"><text:span text:style-name="T2">E</text:span><text:span text:style-name="T2">n</text:span><text:span text:style-name="T2">e</text:span><text:span text:style-name="T2">m</text:span><text:span text:style-name="T2">y</text:span><text:span text:style-name="T2"> </text:span></text:p>
          <text:p text:style-name="P6"><text:span text:style-name="T2">i</text:span><text:span text:style-name="T2">n</text:span><text:span text:style-name="T2"> </text:span><text:span text:style-name="T2">r</text:span><text:span text:style-name="T2">a</text:span><text:span text:style-name="T2">n</text:span><text:span text:style-name="T2">g</text:span><text:span text:style-name="T2">e</text:span></text:p>
        </draw:connector>
        <draw:custom-shape draw:style-name="gr3" draw:text-style-name="P2" xml:id="id7" draw:id="id7" draw:layer="layout" svg:width="2.4cm" svg:height="1.2cm" svg:x="12cm" svg:y="16.8cm">
          <text:p text:style-name="P1">flee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2cm" svg:y1="13.2cm" svg:x2="13.2cm" svg:y2="16.8cm" draw:start-shape="id2" draw:start-glue-point="2" draw:end-shape="id7" svg:d="M13200 13200v3600" svg:viewBox="0 0 1 3601">
          <text:p text:style-name="P6"><text:span text:style-name="T2">Enemy </text:span></text:p>
          <text:p text:style-name="P6"><text:span text:style-name="T2">too close</text:span></text:p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4:33:20.053511778</meta:creation-date>
    <dc:date>2016-10-19T18:27:26.572596907</dc:date>
    <meta:editing-duration>PT3H42M31S</meta:editing-duration>
    <meta:editing-cycles>14</meta:editing-cycles>
    <meta:generator>LibreOffice/5.1.4.2$Linux_X86_64 LibreOffice_project/10m0$Build-2</meta:generator>
    <meta:document-statistic meta:object-count="41"/>
  </office:meta>
</office:document-meta>
</file>